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RTIGO</text:p>
          </table:table-cell>
          <table:table-cell table:style-name="ce8" office:value-type="string" calcext:value-type="string">
            <text:p>MAQUINA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 table:number-rows-repeated="10480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18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554.76" calcext:value-type="currency">
            <text:p>R$ 1.5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table:table-column table:style-name="co13" table:default-cell-style-name="Default"/>
        <table:table-column table:style-name="co13" table:default-cell-style-name="ce83"/>
        <table:table-column table:style-name="co13" table:default-cell-style-name="ce84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83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85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07:33:19.1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16T10:42:44.438000000</dc:date>
    <meta:editing-cycles>124</meta:editing-cycles>
    <meta:editing-duration>P3DT25M12S</meta:editing-duration>
    <meta:document-statistic meta:table-count="4" meta:cell-count="2884" meta:object-count="0"/>
  </office:meta>
</office:document-meta>
</file>